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868" calcext:value-type="float">
            <text:p>54.2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164" calcext:value-type="float">
            <text:p>51.2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9816" calcext:value-type="float">
            <text:p>48.8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2017</text:p>
          </table:table-cell>
          <table:table-cell office:value-type="string" calcext:value-type="string">
            <text:p>11N 38W 12B:6985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